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2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86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ellipse draw:style-name="gr1" draw:text-style-name="P1" draw:layer="layout" svg:width="8.248cm" svg:height="5.758cm" svg:x="1.402cm" svg:y="4.98cm">
          <text:p/>
        </draw:ellipse>
        <draw:frame draw:style-name="gr2" draw:layer="layout" svg:width="1.175cm" svg:height="0.963cm" svg:x="1.938cm" svg:y="4.727cm">
          <draw:text-box>
            <text:p>G</text:p>
          </draw:text-box>
        </draw:frame>
        <draw:frame draw:style-name="gr3" draw:layer="layout" svg:width="0.904cm" svg:height="0.963cm" svg:x="3.298cm" svg:y="6.457cm">
          <draw:text-box>
            <text:p>0</text:p>
          </draw:text-box>
        </draw:frame>
        <draw:frame draw:style-name="gr3" draw:layer="layout" svg:width="1.147cm" svg:height="0.963cm" svg:x="7.043cm" svg:y="8.054cm">
          <draw:text-box>
            <text:p>5</text:p>
          </draw:text-box>
        </draw:frame>
        <draw:frame draw:style-name="gr3" draw:layer="layout" svg:width="0.857cm" svg:height="0.963cm" svg:x="3.306cm" svg:y="8.055cm">
          <draw:text-box>
            <text:p>3</text:p>
          </draw:text-box>
        </draw:frame>
        <draw:frame draw:style-name="gr3" draw:layer="layout" svg:width="0.75cm" svg:height="0.963cm" svg:x="4.939cm" svg:y="6.304cm">
          <draw:text-box>
            <text:p>1</text:p>
          </draw:text-box>
        </draw:frame>
        <draw:frame draw:style-name="gr3" draw:layer="layout" svg:width="0.963cm" svg:height="0.963cm" svg:x="6.78cm" svg:y="6.263cm">
          <draw:text-box>
            <text:p>2</text:p>
          </draw:text-box>
        </draw:frame>
        <draw:frame draw:style-name="gr4" draw:layer="layout" svg:width="1.021cm" svg:height="0.963cm" svg:x="5.243cm" svg:y="8.093cm">
          <draw:text-box>
            <text:p>4</text:p>
          </draw:text-box>
        </draw:frame>
        <draw:ellipse draw:style-name="gr1" draw:text-style-name="P1" draw:layer="layout" svg:width="1.359cm" svg:height="3.385cm" svg:x="2.919cm" svg:y="5.991cm">
          <text:p/>
        </draw:ellipse>
        <draw:frame draw:style-name="gr5" draw:layer="layout" svg:width="1.109cm" svg:height="0.963cm" svg:x="3.677cm" svg:y="9.378cm">
          <draw:text-box>
            <text:p>N</text:p>
          </draw:text-box>
        </draw:frame>
        <draw:frame draw:style-name="gr2" draw:layer="layout" svg:width="1.797cm" svg:height="0.963cm" svg:x="12.132cm" svg:y="4.551cm">
          <draw:text-box>
            <text:p>G/N</text:p>
          </draw:text-box>
        </draw:frame>
        <draw:ellipse draw:style-name="gr1" draw:text-style-name="P1" draw:layer="layout" svg:width="8.248cm" svg:height="5.758cm" svg:x="11.519cm" svg:y="5.252cm">
          <text:p/>
        </draw:ellipse>
        <draw:frame draw:style-name="gr3" draw:layer="layout" svg:width="0.903cm" svg:height="0.963cm" svg:x="13.415cm" svg:y="6.729cm">
          <draw:text-box>
            <text:p>0</text:p>
          </draw:text-box>
        </draw:frame>
        <draw:frame draw:style-name="gr3" draw:layer="layout" svg:width="1.01cm" svg:height="0.963cm" svg:x="17.16cm" svg:y="8.326cm">
          <draw:text-box>
            <text:p>5</text:p>
          </draw:text-box>
        </draw:frame>
        <draw:frame draw:style-name="gr3" draw:layer="layout" svg:width="0.895cm" svg:height="0.963cm" svg:x="13.423cm" svg:y="8.327cm">
          <draw:text-box>
            <text:p>3</text:p>
          </draw:text-box>
        </draw:frame>
        <draw:frame draw:style-name="gr3" draw:layer="layout" svg:width="0.75cm" svg:height="0.963cm" svg:x="15.056cm" svg:y="6.576cm">
          <draw:text-box>
            <text:p>1</text:p>
          </draw:text-box>
        </draw:frame>
        <draw:frame draw:style-name="gr3" draw:layer="layout" svg:width="0.963cm" svg:height="0.963cm" svg:x="16.897cm" svg:y="6.535cm">
          <draw:text-box>
            <text:p>2</text:p>
          </draw:text-box>
        </draw:frame>
        <draw:frame draw:style-name="gr4" draw:layer="layout" svg:width="1.098cm" svg:height="0.963cm" svg:x="15.36cm" svg:y="8.365cm">
          <draw:text-box>
            <text:p>4</text:p>
          </draw:text-box>
        </draw:frame>
        <draw:line draw:style-name="gr6" draw:text-style-name="P1" draw:layer="layout" svg:x1="14.552cm" svg:y1="5.35cm" svg:x2="14.708cm" svg:y2="10.895cm">
          <text:p/>
        </draw:line>
        <draw:line draw:style-name="gr6" draw:text-style-name="P1" draw:layer="layout" svg:x1="16.38cm" svg:y1="5.272cm" svg:x2="17.003cm" svg:y2="10.8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8-24T13:19:29.43</meta:creation-date>
    <dc:date>2011-08-24T13:47:57.73</dc:date>
    <meta:editing-duration>PT00H13M17S</meta:editing-duration>
    <meta:editing-cycles>1</meta:editing-cycles>
    <meta:document-statistic meta:object-count="20"/>
    <meta:generator>OpenOffice.org/3.0$Win32 OpenOffice.org_project/300m9$Build-9358</meta:generator>
    <meta:user-defined meta:name="Informace 1"/>
    <meta:user-defined meta:name="Informace 2"/>
    <meta:user-defined meta:name="Informace 3"/>
    <meta:user-defined meta:name="Informace 4"/>
  </office:meta>
</office:document-meta>
</file>